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2d20" officeooo:paragraph-rsid="00132d20"/>
    </style:style>
    <style:style style:name="P2" style:family="paragraph" style:parent-style-name="Standard">
      <style:text-properties officeooo:rsid="00171b51" officeooo:paragraph-rsid="00171b51"/>
    </style:style>
    <style:style style:name="P3" style:family="paragraph" style:parent-style-name="Standard">
      <style:text-properties officeooo:rsid="00171b51" officeooo:paragraph-rsid="00177a04"/>
    </style:style>
    <style:style style:name="P4" style:family="paragraph" style:parent-style-name="Standard">
      <style:text-properties officeooo:paragraph-rsid="00177a04"/>
    </style:style>
    <style:style style:name="P5" style:family="paragraph" style:parent-style-name="Standard">
      <style:text-properties officeooo:rsid="00177a04" officeooo:paragraph-rsid="00177a04"/>
    </style:style>
    <style:style style:name="P6" style:family="paragraph" style:parent-style-name="Standard">
      <style:text-properties officeooo:rsid="0018c703" officeooo:paragraph-rsid="0018c703"/>
    </style:style>
    <style:style style:name="P7" style:family="paragraph" style:parent-style-name="Standard">
      <style:text-properties officeooo:rsid="0019a469" officeooo:paragraph-rsid="0019a469"/>
    </style:style>
    <style:style style:name="P8" style:family="paragraph" style:parent-style-name="Standard">
      <style:text-properties officeooo:rsid="001b101d" officeooo:paragraph-rsid="001b101d"/>
    </style:style>
    <style:style style:name="P9" style:family="paragraph" style:parent-style-name="Standard">
      <style:text-properties officeooo:rsid="001c03c1" officeooo:paragraph-rsid="001c03c1"/>
    </style:style>
    <style:style style:name="P10" style:family="paragraph" style:parent-style-name="Standard">
      <style:text-properties officeooo:rsid="001dd9ec" officeooo:paragraph-rsid="001dd9ec"/>
    </style:style>
    <style:style style:name="P11" style:family="paragraph" style:parent-style-name="Standard">
      <style:text-properties fo:font-weight="bold" officeooo:rsid="00132d20" officeooo:paragraph-rsid="00177a04" style:font-weight-asian="bold" style:font-weight-complex="bold"/>
    </style:style>
    <style:style style:name="P12" style:family="paragraph" style:parent-style-name="Standard">
      <style:text-properties fo:font-weight="bold" officeooo:rsid="00171b51" officeooo:paragraph-rsid="00171b51" style:font-weight-asian="bold" style:font-weight-complex="bold"/>
    </style:style>
    <style:style style:name="P13" style:family="paragraph" style:parent-style-name="Standard">
      <style:text-properties officeooo:rsid="001f52b7" officeooo:paragraph-rsid="001f52b7"/>
    </style:style>
    <style:style style:name="P14" style:family="paragraph" style:parent-style-name="Standard">
      <style:text-properties officeooo:rsid="002078ef" officeooo:paragraph-rsid="002078ef"/>
    </style:style>
    <style:style style:name="P15" style:family="paragraph" style:parent-style-name="Standard">
      <style:text-properties officeooo:rsid="0021d352" officeooo:paragraph-rsid="0021d352"/>
    </style:style>
    <style:style style:name="P16" style:family="paragraph" style:parent-style-name="Standard">
      <style:text-properties officeooo:rsid="00238b23" officeooo:paragraph-rsid="00238b23"/>
    </style:style>
    <style:style style:name="P17" style:family="paragraph" style:parent-style-name="Standard">
      <style:text-properties officeooo:rsid="0026e842" officeooo:paragraph-rsid="0026e842"/>
    </style:style>
    <style:style style:name="P18" style:family="paragraph" style:parent-style-name="Standard">
      <style:text-properties officeooo:rsid="002743ab" officeooo:paragraph-rsid="002743ab"/>
    </style:style>
    <style:style style:name="P19" style:family="paragraph" style:parent-style-name="Standard">
      <style:text-properties officeooo:rsid="00132d20" officeooo:paragraph-rsid="00132d20"/>
    </style:style>
    <style:style style:name="P20" style:family="paragraph" style:parent-style-name="Standard">
      <style:text-properties officeooo:rsid="0029047b" officeooo:paragraph-rsid="0029047b"/>
    </style:style>
    <style:style style:name="T1" style:family="text">
      <style:text-properties officeooo:rsid="00171b51"/>
    </style:style>
    <style:style style:name="T2" style:family="text">
      <style:text-properties officeooo:rsid="00177a04"/>
    </style:style>
    <style:style style:name="T3" style:family="text">
      <style:text-properties officeooo:rsid="00132d20"/>
    </style:style>
    <style:style style:name="T4" style:family="text">
      <style:text-properties officeooo:rsid="0013a96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77a04" style:font-weight-asian="bold" style:font-weight-complex="bold"/>
    </style:style>
    <style:style style:name="T7" style:family="text">
      <style:text-properties officeooo:rsid="001dd9ec"/>
    </style:style>
    <style:style style:name="T8" style:family="text">
      <style:text-properties officeooo:rsid="00238b23"/>
    </style:style>
    <style:style style:name="T9" style:family="text">
      <style:text-properties officeooo:rsid="002743ab"/>
    </style:style>
    <style:style style:name="T10" style:family="text">
      <style:text-properties officeooo:rsid="002904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 execute le prog : ./pipex file1 cmd1 cmd2 file2</text:p>
      <text:p text:style-name="P1">ca coresspond a : &lt; file1 cmd1 | cmd2 &gt; file2</text:p>
      <text:p text:style-name="P1"/>
      <text:p text:style-name="P20">open :</text:p>
      <text:p text:style-name="P20"><text:tab/>- open (file, 0_TRUNC | 0_CREAT | 0_RDWR, 0644)</text:p>
      <text:p text:style-name="P20"><text:tab/>- trunc vide le fichier si il existe</text:p>
      <text:p text:style-name="P20"><text:tab/>- creat le creer si il n'existe pas </text:p>
      <text:p text:style-name="P20"><text:tab/>- rdwr lecture et ecriture </text:p>
      <text:p text:style-name="P20"><text:tab/>- 0644 : 02 user read + 02 user write + 004 group read + 0004 other read</text:p>
      <text:p text:style-name="P11">redirection<text:span text:style-name="T10"> </text:span>:</text:p>
      <text:p text:style-name="P4"><text:span text:style-name="T6">- </text:span><text:span text:style-name="T3">cmd &gt; file : ecrit la sortie de la cmd sur le file en ecrasant ce qu'il y avait avant </text:span></text:p>
      <text:p text:style-name="P4"><text:span text:style-name="T4"><text:s text:c="21"/></text:span><text:span text:style-name="T1"><text:s/></text:span><text:span text:style-name="T2"><text:tab/> <text:s text:c="7"/></text:span><text:span text:style-name="T1">si file n'existe pas il est cree</text:span><text:span text:style-name="T2">r</text:span></text:p>
      <text:p text:style-name="P4"><text:span text:style-name="T2">- </text:span><text:span text:style-name="T3">cmd &gt;&gt; file : ecrit la sortie de la cmd a la fin du file sans ecraser </text:span></text:p>
      <text:p text:style-name="P1">- &lt; file : lit depuis l'entree file</text:p>
      <text:p text:style-name="P1">- &lt;file cmd : lit file, ce contenue est utiliser comme entree standard (stdin) et le donne a cmd</text:p>
      <text:p text:style-name="P6"/>
      <text:p text:style-name="P7"><text:span text:style-name="T5">errno</text:span> : variable qui contient le code de la derniere erreur ayant eu lieu</text:p>
      <text:p text:style-name="P7"><text:span text:style-name="T5">strerror</text:span> : - char *strerror (int errCode)</text:p>
      <text:p text:style-name="P7"><text:tab/> <text:s text:c="2"/>- printf("error : %s\n", strerror(errno));</text:p>
      <text:p text:style-name="P8"><text:tab/> <text:s text:c="2"/>- permet d'afficher le msg d'erreur lieu a un code d'erreur</text:p>
      <text:p text:style-name="P8"><text:span text:style-name="T5">perror</text:span> : - void perror(const char *str)</text:p>
      <text:p text:style-name="P8"><text:tab/> <text:s/>- affiche sur la sortie d'erreur le message fournie en argument, suivie de la description de <text:tab/> <text:s text:c="4"/>l'erreur actuelle contenue dans la varibale errno</text:p>
      <text:p text:style-name="P7"><text:tab/></text:p>
      <text:p text:style-name="P1"/>
      <text:p text:style-name="P12">fonction: </text:p>
      <text:p text:style-name="P2">- access</text:p>
      <text:p text:style-name="P2"><text:tab/>- int access (const char *pathname, int aMode) </text:p>
      <text:p text:style-name="P2"><text:tab/>- verifie l'existence et les autorisation d'acces au fichier</text:p>
      <text:p text:style-name="P5"><text:tab/>- revoi 0 ou 1 si erreur, la variable errno sera fixe avec le code erreure constater</text:p>
      <text:p text:style-name="P3"><text:tab/>- <text:s/>aMode<text:span text:style-name="T2"> : - F_OK teste l'existence du fichier</text:span></text:p>
      <text:p text:style-name="P5"><text:tab/><text:tab/> <text:s text:c="5"/>- R_OK teste la permission de lecture</text:p>
      <text:p text:style-name="P5"><text:tab/><text:tab/> <text:s text:c="5"/>- W_OK teste la permission d'ecriture</text:p>
      <text:p text:style-name="P5"><text:tab/><text:tab/> <text:s text:c="5"/>- X_OK teste la permission d'execution</text:p>
      <text:p text:style-name="P9">-<text:span text:style-name="T7"> </text:span>dup</text:p>
      <text:p text:style-name="P9"><text:tab/>- int dup(int oldfd)</text:p>
      <text:p text:style-name="P9"><text:tab/>- creer une copie de oldfd (en utilisant le plus petit numero de fd inutiliser)</text:p>
      <text:p text:style-name="P10"><text:tab/>- le nouveau et l'ancien fd font maintenant reference au meme fichier </text:p>
      <text:p text:style-name="P10">- dup2</text:p>
      <text:p text:style-name="P10"><text:tab/>- int dup2(int oldfd, int newfd)</text:p>
      <text:p text:style-name="P10"><text:tab/>- oldfd: fd a dupliquer, newfd: numero de fd souhaiter pour la copie</text:p>
      <text:p text:style-name="P10"><text:tab/>- si newfd est ouvert il est d'abord fermer </text:p>
      <text:p text:style-name="P10"><text:tab/>- c'est une version plus controler de dup</text:p>
      <text:p text:style-name="P13">- execve</text:p>
      <text:p text:style-name="P13"><text:tab/>- int execve(const char *pathname, char *const argv[], char *const envp[])</text:p>
      <text:p text:style-name="P13"><text:tab/>- argv : tableau des argument (doit finir par NULL)</text:p>
      <text:p text:style-name="P13"><text:tab/>- envp : tableau des variable (doit finir par NULL)</text:p>
      <text:p text:style-name="P14">- fork</text:p>
      <text:p text:style-name="P14"><text:tab/>-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- waitpid</text:p>
      <text:p text:style-name="P15"><text:tab/>- waitpid (pid_t pid, int *status, int option)</text:p>
      <text:p text:style-name="P15"><text:tab/>- pid : le pid du processus fils que l'on doit attendre, le pere connais ce pid grace au retour de <text:s text:c="2"/><text:tab/><text:tab/>la fonction fork lors de la creation du fils. on peut aussi mettre -1 pour attendre <text:tab/><text:tab/><text:tab/>n'importe quelle fils qui termine en premier </text:p>
      <text:p text:style-name="P15"><text:tab/>- status : un pointeur vers une variable de type int dans lequel va etre stocker le status de fin <text:tab/><text:tab/>de processus fils que l'on recupere. on peut analyser ce nombre pour savoir si le fils a <text:tab/><text:tab/>correctement terminer son execution ou si il a ete interompu</text:p>
      <text:p text:style-name="P15"><text:tab/>- option : exemple -&gt; WNOHAMG qui force waitpid a retourner immediatement si le fils n'a <text:span text:style-name="T8"><text:tab/><text:tab/></text:span>pas fini s<text:span text:style-name="T8">o</text:span>n execution<text:span text:style-name="T8"> pour eviter que le pere reste bloquer </text:span></text:p>
      <text:p text:style-name="P16"><text:tab/>- return le pid du fils qui s'est terminer, -1 erreur, ou 0 avec l'option wnohamg et que le fils <text:tab/><text:tab/>qu'il attend n'a pas encore changer d'etat</text:p>
      <text:p text:style-name="P17"><text:tab/>- on peut inspecter le status a l'aide de macro: </text:p>
      <text:p text:style-name="P17"><text:tab/><text:tab/><text:span text:style-name="T9">- WIFEXITED (status) : renvoie vrai si le fils c'est terminer normalement </text:span></text:p>
      <text:p text:style-name="P18"><text:tab/><text:tab/>- WEXITSTATUS (status) : a utiliser si wifexited renvoie vrai, renvoie le code de <text:tab/><text:tab/><text:tab/><text:tab/><text:tab/><text:tab/>sortie du fils</text:p>
      <text:p text:style-name="P10"/>
      <text:p text:style-name="P5"/>
      <text:p text:style-name="P5"/>
      <text:p text:style-name="P5"><text:tab/></text:p>
      <text:p text:style-name="P5"/>
      <text:p text:style-name="P3"><text:span text:style-name="T2"><text:tab/><text:tab/> <text:s text:c="4"/></text:span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7:18:12.956543333</meta:creation-date>
    <meta:generator>LibreOffice/7.3.7.2$Linux_X86_64 LibreOffice_project/30$Build-2</meta:generator>
    <dc:date>2025-01-16T15:38:40.475766147</dc:date>
    <meta:editing-duration>PT8H34M36S</meta:editing-duration>
    <meta:editing-cycles>9</meta:editing-cycles>
    <meta:document-statistic meta:table-count="0" meta:image-count="0" meta:object-count="0" meta:page-count="2" meta:paragraph-count="56" meta:word-count="579" meta:character-count="3146" meta:non-whitespace-character-count="2474"/>
  </office:meta>
</office:document-meta>
</file>